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c69" officeooo:paragraph-rsid="001c7c69"/>
    </style:style>
    <style:style style:name="P2" style:family="paragraph" style:parent-style-name="Standard">
      <style:paragraph-properties fo:text-align="start" style:justify-single-word="false"/>
      <style:text-properties officeooo:rsid="001c7c69" officeooo:paragraph-rsid="001c7c69"/>
    </style:style>
    <style:style style:name="P3" style:family="paragraph" style:parent-style-name="Standard">
      <style:text-properties officeooo:rsid="001c7c69" officeooo:paragraph-rsid="001e9c03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c7c69" officeooo:paragraph-rsid="001c7c69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e9c03" officeooo:paragraph-rsid="001e9c03"/>
    </style:style>
    <style:style style:name="P6" style:family="paragraph" style:parent-style-name="Standard">
      <style:text-properties officeooo:rsid="001e9c03" officeooo:paragraph-rsid="001f2153"/>
    </style:style>
    <style:style style:name="P7" style:family="paragraph" style:parent-style-name="Standard">
      <style:text-properties officeooo:rsid="001e9c03" officeooo:paragraph-rsid="00201f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0f4e"/>
    </style:style>
    <style:style style:name="T3" style:family="text">
      <style:text-properties officeooo:rsid="001e9c03"/>
    </style:style>
    <style:style style:name="T4" style:family="text">
      <style:text-properties officeooo:rsid="001f2153"/>
    </style:style>
    <style:style style:name="T5" style:family="text">
      <style:text-properties officeooo:rsid="00201f47"/>
    </style:style>
    <style:style style:name="T6" style:family="text">
      <style:text-properties officeooo:rsid="00214568"/>
    </style:style>
    <style:style style:name="T7" style:family="text">
      <style:text-properties officeooo:rsid="0022a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2 -N1: Inteligência Artificial </text:p>
      <text:p text:style-name="P4"/>
      <text:p text:style-name="P2"><text:span text:style-name="T1">Nome: </text:span>Gislayne Maria <text:s text:c="5"/><text:span text:style-name="T1">Data: </text:span>13/12/24 </text:p>
      <text:p text:style-name="P1"/>
      <text:p text:style-name="P3">1. <text:span text:style-name="T2">Primeiramente será realizado a seleção dos dados mais relevantes para esse caso, que consistiram na idade, </text:span><text:span text:style-name="T3">endereço</text:span><text:span text:style-name="T2"> e histórico de compra do usuário do sistema. Após a escolha dos dados para analise o segundo passo será o pré processamento dos dados onde será trado os ruídos da variável idade. Terceiro passo será transformar os dados da idade <text:s/>ou seja normalizar esses dados substituído pela em faixa etária. </text:span><text:span text:style-name="T3">E por ultimo inspecionar se o resultado obtido é relevante para o o sistema de recomendação. Com o resultado obtido pelo KDD podemos verificar que com base na faixa etária, localização e do histórico de compra dos usuários podemos obter as preferencia desses grupos. Assim mateando o sistema de recomendações </text:span><text:span text:style-name="T2">atualizado com as mudanças de comportamento de compra e nas tendencias de mercado. </text:span><text:span text:style-name="T3">Ajudando a elabora promoções e descontos dos produtos de acordo com o padrão encontrado. </text:span></text:p>
      <text:p text:style-name="P3"/>
      <text:p text:style-name="P3"/>
      <text:p text:style-name="P7">2. <text:s/>a) Primeiro é necessário <text:s/>com a <text:span text:style-name="T4">Analisa</text:span><text:span text:style-name="T5">r</text:span><text:span text:style-name="T4"> as informações relevantes </text:span><text:span text:style-name="T5">de </text:span><text:span text:style-name="T4">p</text:span>erfil <text:span text:style-name="T4">de usuário</text:span> e quais objetos comprou <text:span text:style-name="T4">na eBay de cada usuário para poder encontra um padrão entre eles e </text:span><text:span text:style-name="T5">e</text:span><text:span text:style-name="T4">liminado dados que forem inconsistentes (dados que tem pouca ou <text:s/>zero informação, dados redundantes e outliers), também </text:span><text:span text:style-name="T5">realizar</text:span><text:span text:style-name="T4"> a eliminação de ruídos e normalização desses dados. </text:span><text:span text:style-name="T5">Depois de realizar todo pré processamento é necessário realizar a escolha das amostras separando os dados em 20% para treino e 80% das amostras para teste utilizando a técnica de escolha de amostragem aleatória sem reposição. Agora podemos o algoritmo K-NN para calcular a distância entre o conjunto já classificado e o novo </text:span><text:span text:style-name="T6">para poder classificá-lo</text:span><text:span text:style-name="T5"> de acordo com a distancia obtida através <text:s/>do calculo da distância euclidiana. </text:span><text:span text:style-name="T6">O novo dado será adicionado ao grupo que teve menor distância.</text:span></text:p>
      <text:p text:style-name="P5"/>
      <text:p text:style-name="P7">b) Primeiro é necessário motar o banco de dados com as informações <text:span text:style-name="T4">p</text:span>erfil <text:span text:style-name="T4">de usuário</text:span> e quais objetos comprou <text:span text:style-name="T4">na eBay de cada usuário. Analisando as informações relevantes para poder encontra um padrão entre eles e </text:span><text:span text:style-name="T7">e</text:span><text:span text:style-name="T4">liminado dados que forem inconsistentes (dados que tem pouca ou <text:s/>zero informação, dados redundantes e outliers), também será feito a eliminação de ruídos e normalização desses dados. </text:span><text:span text:style-name="T5">Depois de realizar todo pré processamento é necessário realizar a escolha das amostras separando os dados em 20% para treino e 80% das amostras para teste utilizando a técnica de escolha de amostragem aleatória sem reposição. </text:span><text:span text:style-name="T6">Com a base de dados já forma podemos aplicar o algoritmo CBR para poder classificar o novo valor, para isso passaremos pelo processo dos 4 R’s. Primeiro é resgatar, onde será realizar a busca no banco de dados para achar se há um caso semelhante, se houver, o segundo passo é reutilizar ou seja pegar esse caso semelhante e adaptá-lo para esse novo e assim poder classificá-lo </text:span><text:span text:style-name="T7">na respectiva classe</text:span><text:span text:style-name="T6"> de acordo com a distancia euclídia. Depois de classificado esse novo dado passamos para o ultimo processo que é reter onde esse novo dados é salvo no banco de dados. Caso seja um novo caso, será criado uma nova classe e </text:span><text:span text:style-name="T7">será</text:span><text:span text:style-name="T6"> salva no banco de dados </text:span><text:span text:style-name="T7">para treinar o algoritmo a reconhecer e classificar os dados de cordo com sua respectiva classe</text:span><text:span text:style-name="T6">. <text:s/>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9:11:51.688743169</meta:creation-date>
    <dc:date>2024-12-13T20:34:49.416716298</dc:date>
    <meta:editing-duration>PT7M35S</meta:editing-duration>
    <meta:editing-cycles>1</meta:editing-cycles>
    <meta:document-statistic meta:table-count="0" meta:image-count="0" meta:object-count="0" meta:page-count="1" meta:paragraph-count="5" meta:word-count="523" meta:character-count="3193" meta:non-whitespace-character-count="2659"/>
    <meta:generator>LibreOffice/7.3.7.2$Linux_X86_64 LibreOffice_project/30$Build-2</meta:generator>
  </office:meta>
</office:document-meta>
</file>